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margin-left="0cm" fo:margin-right="4.63cm" fo:text-indent="0cm" style:auto-text-indent="false"/>
    </style:style>
    <style:style style:name="P2" style:family="paragraph" style:parent-style-name="Text_20_body">
      <style:paragraph-properties fo:margin-left="0cm" fo:margin-right="4.63cm" fo:text-indent="0cm" style:auto-text-indent="false"/>
    </style:style>
    <style:style style:name="P3" style:family="paragraph" style:parent-style-name="Heading_20_2">
      <style:paragraph-properties fo:margin-left="0cm" fo:margin-right="4.63cm" fo:text-indent="0cm" style:auto-text-indent="false"/>
    </style:style>
    <style:style style:name="P4" style:family="paragraph" style:parent-style-name="Preformatted_20_Text">
      <style:paragraph-properties fo:margin-left="0cm" fo:margin-right="4.63cm" fo:text-indent="0cm" style:auto-text-indent="false"/>
    </style:style>
    <style:style style:name="P5" style:family="paragraph" style:parent-style-name="Preformatted_20_Text">
      <style:paragraph-properties fo:margin-left="0cm" fo:margin-right="4.63cm" fo:margin-top="0cm" fo:margin-bottom="0.499cm" fo:text-indent="0cm" style:auto-text-indent="false"/>
    </style:style>
    <style:style style:name="P6" style:family="paragraph" style:parent-style-name="Heading_20_3">
      <style:paragraph-properties fo:margin-left="0cm" fo:margin-right="4.63cm" fo:text-indent="0cm" style:auto-text-indent="false"/>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3.387cm" svg:height="0.979cm" draw:z-index="0"><draw:image xlink:href="http://s.wikispaces.com/i/edit_nopermission.png" xlink:type="simple" xlink:show="embed" xlink:actuate="onLoad"/><svg:desc>Protected</svg:desc></draw:frame></text:p>
      <text:section text:style-name="Sect1" text:name="WikiAdMargin">
        <text:section text:style-name="Sect1" text:name="content_view">
          <text:h text:style-name="P1" text:outline-level="1" text:is-list-header="true"><text:bookmark text:name="tocPractica30"/><text:bookmark text:name="tocPractica31"/><office:annotation><dc:date>2007-11-07T00:00:00</dc:date><text:p>google_ad_section_start</text:p></office:annotation>Practica 3: Plantillas</text:h>
          <text:p text:style-name="P2"/>
          <text:h text:style-name="P3" text:outline-level="2" text:is-list-header="true"><text:bookmark text:name="tocPractica32"/><text:span text:style-name="Strong_20_Emphasis">1. Introducción</text:span></text:h>
          <text:p text:style-name="P2"><text:line-break/><text:line-break/>Las plantillas son una de las herramientas más potentes de C++. Con ellas, podemos definir clases y funciones cuyas variables no están definidas en tiempo de diseño, sino que se definen en tiempo de compilación. Veamos un ejemplo de función genérica para intercambiar valores:</text:p>
          <text:p text:style-name="P4">#include &lt;iostream&gt;</text:p>
          <text:p text:style-name="P4">using namespace std;</text:p>
          <text:p text:style-name="P4"> </text:p>
          <text:p text:style-name="P4">template&lt;class Type&gt;</text:p>
          <text:p text:style-name="P4">void intercambio(Type &amp;x,Type &amp; y)</text:p>
          <text:p text:style-name="P4">{</text:p>
          <text:p text:style-name="P4">Type aux=x;</text:p>
          <text:p text:style-name="P4">x=y;</text:p>
          <text:p text:style-name="P4">y=aux;</text:p>
          <text:p text:style-name="P4">}</text:p>
          <text:p text:style-name="P4"> </text:p>
          <text:p text:style-name="P4">int main()</text:p>
          <text:p text:style-name="P4">{</text:p>
          <text:p text:style-name="P4"><text:s text:c="4"/>int ia=10,ib=15;</text:p>
          <text:p text:style-name="P4"><text:s text:c="4"/>intercambio(ia,ib);</text:p>
          <text:p text:style-name="P4"><text:s text:c="4"/>cout&lt;&lt;ia&lt;&lt;" "&lt;&lt;ib&lt;&lt;endl;</text:p>
          <text:p text:style-name="P4"><text:s text:c="4"/>float fa=11.1,fb=10.1;</text:p>
          <text:p text:style-name="P4"><text:s text:c="4"/>intercambio(fa,fb);</text:p>
          <text:p text:style-name="P4"><text:s text:c="4"/>cout&lt;&lt;fa&lt;&lt;" "&lt;&lt;fb&lt;&lt;endl;</text:p>
          <text:p text:style-name="P4"><text:s text:c="4"/>return 0;</text:p>
          <text:p text:style-name="P4">}</text:p>
          <text:p text:style-name="P5"> </text:p>
          <text:p text:style-name="P2"><text:line-break/>Bueno vamos por partes por que aquí hay muchas cosas nuevas. Lo primero que nos llama la atencion es template&lt;class Type&gt;. Esta es la forma de indicar al compilador de C++ que vamos a generar una clase template. Además, le estamos diciendo que vamos a definir un tipo generico llamado Type. El elemento Type, es una variable genérica que no se define en tiempo de diseño, sino que se define en tiempo de compilación. ¿Esto que significa? Que antes de llamar a la función no sabemos qué será Type, podra ser un int,double,float o lo que sea, pero aun no está definido.<text:line-break/>Después, vemos como en el main, llamamos a la misma función dos veces con parámetros distintos. Lo bueno de esto es que la función swap solo la hemos definido una vez, pero podemos usarla con distintos tipos de datos.<text:line-break/><text:line-break/>Si queremos definir para una función mas de un tipo genérico es muy simple:</text:p>
          <text:p text:style-name="P4">template&lt;class Type1,class Type2&gt;</text:p>
          <text:p text:style-name="P4">void printValues(Type1 a,Type2 b)</text:p>
          <text:p text:style-name="P4">{</text:p>
          <text:p text:style-name="P4"><text:s text:c="2"/>cout&lt;&lt;a&lt;&lt;" "&lt;&lt;b&lt;&lt;endl;</text:p>
          <text:p text:style-name="P4">}</text:p>
          <text:p text:style-name="P4"> </text:p>
          <text:p text:style-name="P4">int main()</text:p>
          <text:p text:style-name="P4">{</text:p>
          <text:p text:style-name="P4"><text:s/>float a=0,b=10;</text:p>
          <text:p text:style-name="P4"><text:s/>int i=1,i2=130;</text:p>
          <text:p text:style-name="P4"><text:s text:c="2"/>printValues(a,b);</text:p>
          <text:p text:style-name="P4"><text:s text:c="2"/>printValues(a,i);</text:p>
          <text:p text:style-name="P4"><text:s text:c="2"/>printValues(i2,i);</text:p>
          <text:p text:style-name="P4"><text:s text:c="2"/>printValues(i2,b);</text:p>
          <text:p text:style-name="P4">}</text:p>
          <text:p text:style-name="P5"> </text:p>
          <text:p text:style-name="P2"/>
          <text:h text:style-name="P3" text:outline-level="2" text:is-list-header="true"><text:bookmark text:name="tocPractica33"/>2. Clases genéricas</text:h>
          <text:p text:style-name="P2"><text:line-break/>El concepto de plantilla se extiende a las clases. Esto se claramente con el ejemplo de los números. Para los distintos números Integer, Float y Double, hemos tenido que reimplementar la misma funcionalidad hasta tres veces haciendo cambios mínimos. Con C++, es posible evitar esto definiendo una plantilla. Vamos a crear la clase Number para demostrar esto. Creamos number.h</text:p>
          <text:p text:style-name="P4">#ifndef _Number_H_</text:p>
          <text:p text:style-name="P4">#define _Number_H_</text:p>
          <text:p text:style-name="P4"> </text:p>
          <text:p text:style-name="P4">namespace values</text:p>
          <text:p text:style-name="P4">{</text:p>
          <text:p text:style-name="P4">/**\brief This class represents a generic number</text:p>
          <text:p text:style-name="P4">*/</text:p>
          <text:p text:style-name="P4">template&lt;class Type&gt;</text:p>
          <text:p text:style-name="P4">class <text:s/>Number</text:p>
          <text:p text:style-name="P4">{</text:p>
          <text:p text:style-name="P4">public:</text:p>
          <text:p text:style-name="P4"><text:s text:c="4"/>/**Empty constructor</text:p>
          <text:p text:style-name="P4"><text:s text:c="4"/>*/</text:p>
          <text:p text:style-name="P4"><text:s text:c="4"/>Number() <text:s/>{_value=0;}</text:p>
          <text:p text:style-name="P4"><text:s text:c="4"/>/**Parametrized constructor</text:p>
          <text:p text:style-name="P4"><text:s text:c="4"/>*/</text:p>
          <text:p text:style-name="P4"><text:s text:c="4"/>Number(Type v) <text:s/>{_value=v;}</text:p>
          <text:p text:style-name="P4"><text:s text:c="4"/>/**Sets the current value</text:p>
          <text:p text:style-name="P4"><text:s text:c="4"/>*/</text:p>
          <text:p text:style-name="P4"><text:s text:c="4"/>void setValue(Type v){ _value=v;}</text:p>
          <text:p text:style-name="P4"><text:s text:c="4"/>/**Returns the current value</text:p>
          <text:p text:style-name="P4"><text:s text:c="4"/>*/</text:p>
          <text:p text:style-name="P4"><text:s text:c="4"/>Type getValue(void){ return _value;}</text:p>
          <text:p text:style-name="P4">private:</text:p>
          <text:p text:style-name="P4"><text:s text:c="4"/>Type _value;</text:p>
          <text:p text:style-name="P4">};</text:p>
          <text:p text:style-name="P4">};</text:p>
          <text:p text:style-name="P5">#endif</text:p>
          <text:p text:style-name="P2"><text:line-break/><text:line-break/>Obsersevese la sintaxis. Vemos que hay cosas nuevas aqui. Lo primero es el uso de la palabra clave template&lt;class Type&gt;. Esto es para decir que estamos creando una función genérica. Pero después, vemos que hemos incluido el código directamente en la declaración. Esto es algo nuevo que veremos dentro de un momento en mayor profundidad. Por ahora, decir solamente que también funciona :)<text:line-break/><text:line-break/>Ahora, el main.cpp</text:p>
          <text:p text:style-name="P4">#include &lt;iostream&gt;</text:p>
          <text:p text:style-name="P4">#include &lt;number.h&gt;</text:p>
          <text:p text:style-name="P4">using namespace std;</text:p>
          <text:p text:style-name="P4">using namespace values;</text:p>
          <text:p text:style-name="P4"> </text:p>
          <text:p text:style-name="P4">int main()</text:p>
          <text:p text:style-name="P4">{</text:p>
          <text:p text:style-name="P4">Number&lt;int&gt; MyInteger(10);</text:p>
          <text:p text:style-name="P4">Number&lt;float&gt; MyFloat(11.1);</text:p>
          <text:p text:style-name="P4">Number&lt;double&gt; MyDouble(111.1);</text:p>
          <text:p text:style-name="P4">Number&lt;long int&gt; MyLInt(1111);</text:p>
          <text:p text:style-name="P4">Number&lt;unsigned int&gt; MyUInt(1111);</text:p>
          <text:p text:style-name="P4">}</text:p>
          <text:p text:style-name="P5"> </text:p>
          <text:p text:style-name="P2"><text:line-break/><text:line-break/>Al declarar en main.cpp Number&lt;int&gt; MyInteger(10) creamos un objeto de la clase Number, donde Type se sustituye por int. Más abajo, lo sustituimos por float. Y así tanto como nos de la gana. El caso es que para MyInteger, Type es int pero par MyFloat es float. es útil ¿verdad?</text:p>
          <text:p text:style-name="P2"><text:bookmark text:name="tocPractica34"/><text:bookmark text:name="tocPractica35"/></text:p>
          <text:h text:style-name="P3" text:outline-level="2" text:is-list-header="true"><text:bookmark text:name="tocPractica36"/><text:span text:style-name="Strong_20_Emphasis">3. Programación en línea</text:span></text:h>
          <text:p text:style-name="P2"><text:line-break/>Aun quedan cosas por aclarar. Como podemos ver no hay .cpp. Además, he escrito el código en el .h. Bueno, a esto se le llama <text:span text:style-name="Emphasis">programación en línea explicita.</text:span> La programación en linea consiste en realizar la implementación en el .h y no en un .cpp, y se usa la palabra clave <text:span text:style-name="Strong_20_Emphasis">inline</text:span>. Ejemplo rápido:</text:p>
          <text:p text:style-name="P4">#ifndef _FLOAT_H_</text:p>
          <text:p text:style-name="P4">#define _FLOAT_H_</text:p>
          <text:p text:style-name="P4"> </text:p>
          <text:p text:style-name="P4">namespace values</text:p>
          <text:p text:style-name="P4">{</text:p>
          <text:p text:style-name="P4">/**\brief This class represents a generic number</text:p>
          <text:p text:style-name="P4">*/</text:p>
          <text:p text:style-name="P4">class Float</text:p>
          <text:p text:style-name="P4">{</text:p>
          <text:p text:style-name="P4"><text:s text:c="4"/>public:</text:p>
          <text:p text:style-name="P4"><text:s text:c="4"/>/**</text:p>
          <text:p text:style-name="P4"><text:s text:c="4"/>*/</text:p>
          <text:p text:style-name="P4"><text:s text:c="4"/>inline Float();</text:p>
          <text:p text:style-name="P4"><text:s text:c="4"/>/**</text:p>
          <text:p text:style-name="P4"><text:s text:c="4"/>*/</text:p>
          <text:p text:style-name="P4"><text:s text:c="4"/>inline float getValue();</text:p>
          <text:p text:style-name="P4">private:</text:p>
          <text:p text:style-name="P4"><text:s text:c="4"/>float _fvalue;</text:p>
          <text:p text:style-name="P4">};</text:p>
          <text:p text:style-name="P4"> </text:p>
          <text:p text:style-name="P4">Float::Float()</text:p>
          <text:p text:style-name="P4">{</text:p>
          <text:p text:style-name="P4">_fvalue=0;</text:p>
          <text:p text:style-name="P4">}</text:p>
          <text:p text:style-name="P4"> </text:p>
          <text:p text:style-name="P4">float Float::getValue()</text:p>
          <text:p text:style-name="P4">{</text:p>
          <text:p text:style-name="P4">return _fvalue;</text:p>
          <text:p text:style-name="P4">}</text:p>
          <text:p text:style-name="P5">#endif</text:p>
          <text:p text:style-name="P2"><text:line-break/>En este caso, indicamos con la palabra <text:span text:style-name="Strong_20_Emphasis">inline</text:span>, que la implementación de la función estará más abajo en el fichero. ¿Para que sirve esto? Permite realizar optimizaciones de código. Cuando se compila con opción de optimización, el compilador puede sustituir la llamada a la función por el código mismo de la función. Claramente, esto supone una mejora en el rendimiento ya que nos evitamos copiar datos, la pila, la llamada..., en fin, todo el follón que implica llamar a una función. Sin embargo, he de advertir que el compilador solo hace esto en caso de que la función sea realmente pequeña (como un return o una asignación).<text:line-break/><text:line-break/>Bueno, pues ahora, tenemos la programación en linea explícita. En este caso, no pongo la palabra inline, sino que directamente abro paréntesis y escribo. O sea, la clase anterior sería equivalente a</text:p>
          <text:p text:style-name="P4">#ifndef _Number_H_</text:p>
          <text:p text:style-name="P4">#define _Number_H_</text:p>
          <text:p text:style-name="P4"> </text:p>
          <text:p text:style-name="P4">namespace values</text:p>
          <text:p text:style-name="P4">{</text:p>
          <text:p text:style-name="P4">/**\brief This class represents a generic number</text:p>
          <text:p text:style-name="P4">*/</text:p>
          <text:p text:style-name="P4">class Float</text:p>
          <text:p text:style-name="P4">{</text:p>
          <text:p text:style-name="P4"><text:s text:c="4"/>public:</text:p>
          <text:p text:style-name="P4"><text:s text:c="4"/>/**</text:p>
          <text:p text:style-name="P4"><text:s text:c="4"/>*/</text:p>
          <text:p text:style-name="P4"><text:s text:c="4"/>Float(){_fvalue=0;}</text:p>
          <text:p text:style-name="P4"><text:s text:c="4"/>/**</text:p>
          <text:p text:style-name="P4"><text:s text:c="4"/>*/</text:p>
          <text:p text:style-name="P4"><text:s text:c="4"/>float getValue(){return _fvalue;}</text:p>
          <text:p text:style-name="P4">private:</text:p>
          <text:p text:style-name="P4"><text:s text:c="4"/>float _fvalue;</text:p>
          <text:p text:style-name="P4">};</text:p>
          <text:p text:style-name="P4"> </text:p>
          <text:p text:style-name="P5">#endif</text:p>
          <text:p text:style-name="P2"><text:line-break/>Rápido verdad. El inconveniente que tiene este método, es que la clase no se compila en un .cpp, sino que se compila cada vez que yo hago un #include &lt;float.h&gt;. Es decir, que si tengo este include en 14 ficheros, estoy recompilando la clase 14 veces. Por tanto, es más lento.<text:line-break/><text:line-break/><text:line-break/>Otra desventaja. Como no compilamos la clase hasta que la usamos, no podemos estar seguros hasta que la usamos de que nuestro código compila correctamente. Además, el compilador solo compilará aquellas funciones que se usen. Por tanto, puedo tener funciones mal escritas que no sabré si compilan o no hasta que no las llame en mi programa.<text:line-break/><text:line-break/>Ahora por tanto podremos comprender un poco mas el ejemplo de number.h. La clase no es cada vez que se crea un objeto con un Type distinto. Internamente, el compilador crea una instancia de la clase cada para cada Type. Es algo más lento en la compilación, pero es muy útil y eficiente.</text:p>
          <text:h text:style-name="P3" text:outline-level="2" text:is-list-header="true"><text:bookmark text:name="tocPractica37"/><text:span text:style-name="Strong_20_Emphasis">4. Ampliando la clase</text:span></text:h>
          <text:p text:style-name="P2"><text:line-break/><text:span text:style-name="Strong_20_Emphasis">Ejercicio:</text:span> Bueno, ahora que ya sabemos como funciona la clase, vamos a añadirle todos los elementos que añadimos a las clases anteriores: operadores y todos los constructores.</text:p>
          <text:p text:style-name="P4">#ifndef _Number_H_</text:p>
          <text:p text:style-name="P4">#define _Number_H_</text:p>
          <text:p text:style-name="P4"> </text:p>
          <text:p text:style-name="P4">namespace values</text:p>
          <text:p text:style-name="P4">{</text:p>
          <text:p text:style-name="P4">/**\brief This class represents a generic number</text:p>
          <text:p text:style-name="P4">*/</text:p>
          <text:p text:style-name="P4">template&lt;class Type&gt;</text:p>
          <text:p text:style-name="P4">class <text:s/>Number</text:p>
          <text:p text:style-name="P4">{</text:p>
          <text:p text:style-name="P4">public:</text:p>
          <text:p text:style-name="P4"><text:s text:c="4"/>/**Empty constructor</text:p>
          <text:p text:style-name="P4"><text:s text:c="4"/>*/</text:p>
          <text:p text:style-name="P4"><text:s text:c="4"/>Number() <text:s/>{_value=0;}</text:p>
          <text:p text:style-name="P4"><text:s text:c="4"/>/**Parametrized constructor</text:p>
          <text:p text:style-name="P4"><text:s text:c="4"/>*/</text:p>
          <text:p text:style-name="P4"><text:s text:c="4"/>Number(Type v) <text:s/>{_value=v;}</text:p>
          <text:p text:style-name="P4"><text:s text:c="4"/>/**Copy constructor</text:p>
          <text:p text:style-name="P4"><text:s text:c="4"/>*/</text:p>
          <text:p text:style-name="P4"><text:s text:c="4"/>Number(const Number &amp;N) <text:s/>{_value=N._value;}</text:p>
          <text:p text:style-name="P4"><text:s text:c="4"/>/**Sets the current value</text:p>
          <text:p text:style-name="P4"><text:s text:c="4"/>*/</text:p>
          <text:p text:style-name="P4"><text:s text:c="4"/>void setValue(Type v){ _value=v;}</text:p>
          <text:p text:style-name="P4"><text:s text:c="4"/>/**Returns the current value</text:p>
          <text:p text:style-name="P4"><text:s text:c="4"/>*/</text:p>
          <text:p text:style-name="P4"><text:s text:c="4"/>Type getValue(void){ return _value;}</text:p>
          <text:p text:style-name="P4"> </text:p>
          <text:p text:style-name="P4"><text:s text:c="4"/>/**Returns the current value</text:p>
          <text:p text:style-name="P4"><text:s text:c="4"/>*/</text:p>
          <text:p text:style-name="P4"><text:s text:c="4"/>Number <text:s/>&amp; operator=(const Number &amp;N){ _value=N._value;return *this;}</text:p>
          <text:p text:style-name="P4"> </text:p>
          <text:p text:style-name="P4"><text:s text:c="4"/>.</text:p>
          <text:p text:style-name="P4"><text:s text:c="4"/>.</text:p>
          <text:p text:style-name="P4"><text:s text:c="4"/>. Rellenad vosotros!!!!!!!!!!!</text:p>
          <text:p text:style-name="P4"><text:s text:c="4"/>.</text:p>
          <text:p text:style-name="P4"><text:s text:c="4"/>.</text:p>
          <text:p text:style-name="P4">private:</text:p>
          <text:p text:style-name="P4"><text:s text:c="4"/>Type _value;</text:p>
          <text:p text:style-name="P4">};</text:p>
          <text:p text:style-name="P4"> </text:p>
          <text:p text:style-name="P5">};</text:p>
          <text:p text:style-name="P2">Para probar vuestra clase, usad el siguiente programa de prueba pruebanumber.cpp</text:p>
          <text:p text:style-name="P4">#include &lt;number.h&gt;</text:p>
          <text:p text:style-name="P4">#include &lt;iostream&gt;</text:p>
          <text:p text:style-name="P4">#include &lt;cassert&gt;</text:p>
          <text:p text:style-name="P4">using namespace std;</text:p>
          <text:p text:style-name="P4">using namespace values;</text:p>
          <text:p text:style-name="P4"> </text:p>
          <text:p text:style-name="P4">int main()</text:p>
          <text:p text:style-name="P4">{</text:p>
          <text:p text:style-name="P4">Number&lt;int&gt; Int1(10);</text:p>
          <text:p text:style-name="P4"> </text:p>
          <text:p text:style-name="P4">Number&lt;float&gt; Float1=20;</text:p>
          <text:p text:style-name="P4">Number&lt;int&gt; Int2=Int1;</text:p>
          <text:p text:style-name="P4">Number&lt;int&gt; Int3(Int2);</text:p>
          <text:p text:style-name="P4"> </text:p>
          <text:p text:style-name="P4">assert( Int1==Int2 &amp;&amp; <text:s/>Int2==Int3);</text:p>
          <text:p text:style-name="P4">Int2=20;</text:p>
          <text:p text:style-name="P4">Int3=Int1*Int2;</text:p>
          <text:p text:style-name="P4">assert(Int3&gt;=Int2);</text:p>
          <text:p text:style-name="P4">assert(Int2&lt;Int3);</text:p>
          <text:p text:style-name="P4">assert(Int2&lt;=Int3);</text:p>
          <text:p text:style-name="P4">assert(Int2!=Int3);</text:p>
          <text:p text:style-name="P4">assert(Int3&gt;Int2);</text:p>
          <text:p text:style-name="P4">Int3=Int2/Int1;</text:p>
          <text:p text:style-name="P4">assert(Int3==2);</text:p>
          <text:p text:style-name="P4"> </text:p>
          <text:p text:style-name="P4">Int3=Int1*20;</text:p>
          <text:p text:style-name="P4">assert(Int3&gt;=Int2);</text:p>
          <text:p text:style-name="P4">assert(Int2&lt;Int3);</text:p>
          <text:p text:style-name="P4">assert(Int2&lt;=Int3);</text:p>
          <text:p text:style-name="P4">assert(Int2!=Int3);</text:p>
          <text:p text:style-name="P4">assert(Int3&gt;Int2);</text:p>
          <text:p text:style-name="P4">Int3=Int2/Int1;</text:p>
          <text:p text:style-name="P4">assert(Int3==2);</text:p>
          <text:p text:style-name="P4"> </text:p>
          <text:p text:style-name="P4">Int1++;</text:p>
          <text:p text:style-name="P4">Int1--;</text:p>
          <text:p text:style-name="P4">assert(Int1==10);</text:p>
          <text:p text:style-name="P4">cout&lt;&lt;"Perfect"&lt;&lt;endl;</text:p>
          <text:p text:style-name="P4">}</text:p>
          <text:p text:style-name="P5"> </text:p>
          <text:p text:style-name="P2"/>
          <text:h text:style-name="P3" text:outline-level="2" text:is-list-header="true"><text:bookmark text:name="tocPractica38"/>5. Ejercicio para casa</text:h>
          <text:p text:style-name="P2"/>
          <text:h text:style-name="P6" text:outline-level="3" text:is-list-header="true"><text:bookmark text:name="tocPractica39"/>5.1 Suma genérica</text:h>
          <text:p text:style-name="P2"><text:line-break/>Ahora que sabemos crear funciones plantilla, quiero que creeís una función generica que tome como argumentos:<text:line-break/>a) un puntero a un vector genérico<text:line-break/>b) el número de elementos del vector<text:line-break/><text:line-break/>La función debe retornar el valor de sumar todos los elementos del vector<text:line-break/><text:line-break/>Ayuda:</text:p>
          <text:p text:style-name="P4">template&lt;class T&gt;</text:p>
          <text:p text:style-name="P4">T sum(T *pointer,int nElements){</text:p>
          <text:p text:style-name="P4">}</text:p>
          <text:p text:style-name="P5"> </text:p>
          <text:p text:style-name="P2"><text:line-break/>Debéis crear la función main para probar vuestra función.<text:line-break/><text:line-break/><text:span text:style-name="Strong_20_Emphasis">IMPORANTE:</text:span> En vuestro main, debereis crear el vector con el que vais a realizar la prueba usando memoria dinámica de C.</text:p>
          <text:h text:style-name="P6" text:outline-level="3" text:is-list-header="true"><text:bookmark text:name="tocPractica310"/>5.2 Ordenación genérica</text:h>
          <text:p text:style-name="P2"><text:line-break/>Debeis crear una función que realice una ordenación generica de un vector. La función recibe un puntero a vector y el número de elementos, y al finalizar la ejecución, el vector debe quedar ordenado en forma ascendente.</text:p>
          <text:h text:style-name="P6" text:outline-level="3" text:is-list-header="true"><text:bookmark text:name="tocPractica311"/>5.3 Repasar memoria dinámica en C</text:h>
          <text:p text:style-name="P2"><text:line-break/>Para la semana que viene, debereis haber repasado como se utiliza la memoria dinámica en C de los apuntes de primero.</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hicox</meta:initial-creator>
    <meta:creation-date>2007-11-07T11:39:16</meta:creation-date>
    <dc:creator>Chicox</dc:creator>
    <dc:date>2007-11-07T11:40:18</dc:date>
    <dc:language>es-ES</dc:language>
    <meta:editing-cycles>2</meta:editing-cycles>
    <meta:editing-duration>PT1M4S</meta:editing-duration>
    <meta:user-defined meta:name="Info 1"/>
    <meta:user-defined meta:name="Info 2"/>
    <meta:user-defined meta:name="Info 3"/>
    <meta:user-defined meta:name="Info 4"/>
    <meta:document-statistic meta:table-count="0" meta:image-count="1" meta:object-count="0" meta:page-count="7" meta:paragraph-count="239" meta:word-count="1361" meta:character-count="8542"/>
  </office:meta>
</office:document-meta>
</file>